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3.5701in"/>
    </style:style>
    <style:style style:name="co3" style:family="table-column">
      <style:table-column-properties fo:break-before="auto" style:column-width="0.6528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100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100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100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100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 style:data-style-name="N10100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100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 style:data-style-name="N10100">
      <style:table-cell-properties fo:border-bottom="0.06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06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100">
      <style:table-cell-properties fo:border-bottom="0.99pt dotte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 style:data-style-name="N10100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100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100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100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100">
      <style:table-cell-properties fo:border-bottom="0.06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06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0100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100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06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25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25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25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0100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125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25">
      <style:table-cell-properties fo:border-bottom="0.06pt dotte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dotted #000000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25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25">
      <style:table-cell-properties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22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 style:data-style-name="N122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c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122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122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22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22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22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2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22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22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DejaVu Sans" style:font-name-complex="Calibri"/>
    </style:style>
    <style:style style:name="T2" style:family="text">
      <style:text-properties style:font-name-asian="DejaVu Sans" style:font-weight-asian="bold" style:font-name-complex="Calibri" style:font-weight-complex="bold"/>
    </style:style>
    <style:style style:name="T3" style:family="text">
      <style:text-properties style:font-name-asian="DejaVu Sans" style:font-weight-asian="normal" style:font-name-complex="Calibri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34"/>
        <table:table-column table:style-name="co4" table:default-cell-style-name="ce46"/>
        <table:table-column table:style-name="co1" table:default-cell-style-name="ce46"/>
        <table:table-column table:style-name="co5" table:default-cell-style-name="ce56"/>
        <table:table-column table:style-name="co1" table:default-cell-style-name="ce46"/>
        <table:table-column table:style-name="co5" table:default-cell-style-name="ce56"/>
        <table:table-column table:style-name="co1" table:default-cell-style-name="ce46"/>
        <table:table-column table:style-name="co5" table:default-cell-style-name="ce56"/>
        <table:table-column table:style-name="co1" table:default-cell-style-name="ce46"/>
        <table:table-column table:style-name="co5" table:default-cell-style-name="ce56"/>
        <table:table-column table:style-name="co6" table:number-columns-repeated="1012" table:default-cell-style-name="ce34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style-name="ce1"/>
          <table:table-cell table:style-name="ce24"/>
          <table:table-cell table:style-name="ce35" table:number-columns-repeated="2"/>
          <table:table-cell table:style-name="ce49"/>
          <table:table-cell table:style-name="ce35"/>
          <table:table-cell table:style-name="ce49"/>
          <table:table-cell table:style-name="ce35"/>
          <table:table-cell table:style-name="ce49"/>
          <table:table-cell table:style-name="ce35"/>
          <table:table-cell table:style-name="ce49"/>
          <table:table-cell table:style-name="ce24" table:number-columns-repeated="1012"/>
        </table:table-row>
        <table:table-row table:style-name="ro1">
          <table:table-cell table:style-name="ce1" office:value-type="string">
            <text:p><text:a xlink:href="python://get_company_address()" xlink:type="simple">address</text:a></text:p>
          </table:table-cell>
          <table:table-cell table:style-name="ce1"/>
          <table:table-cell table:style-name="ce24"/>
          <table:table-cell table:style-name="ce35" table:number-columns-repeated="2"/>
          <table:table-cell table:style-name="ce49"/>
          <table:table-cell table:style-name="ce35"/>
          <table:table-cell table:style-name="ce49"/>
          <table:table-cell table:style-name="ce35"/>
          <table:table-cell table:style-name="ce49"/>
          <table:table-cell table:style-name="ce35"/>
          <table:table-cell table:style-name="ce49"/>
          <table:table-cell table:style-name="ce24" table:number-columns-repeated="1012"/>
        </table:table-row>
        <table:table-row table:style-name="ro2">
          <table:table-cell table:style-name="ce2" office:value-type="string" table:number-columns-spanned="12" table:number-rows-spanned="1">
            <text:p>BAO CAO NHAP XUAT TON (VND)</text:p>
          </table:table-cell>
          <table:covered-table-cell table:number-columns-repeated="11" table:style-name="ce16"/>
          <table:table-cell table:number-columns-repeated="1012"/>
        </table:table-row>
        <table:table-row table:style-name="ro1">
          <table:table-cell table:style-name="ce3" office:value-type="string" table:number-columns-spanned="2" table:number-rows-spanned="1">
            <text:p><text:span text:style-name="T1">Warehouse: <text:s text:c="2"/></text:span><text:span text:style-name="T1"><text:a xlink:href="python://get_warehouse_name()" xlink:type="simple">get_warehouse_name</text:a></text:span></text:p>
          </table:table-cell>
          <table:covered-table-cell table:style-name="ce17"/>
          <table:table-cell table:style-name="ce25" office:value-type="string" table:number-columns-spanned="6" table:number-rows-spanned="1">
            <text:p>Tu ngay: <text:s text:c="2"/><text:a xlink:href="python://get_date_start()" xlink:type="simple">date_start</text:a> - <text:s/><text:a xlink:href="python://get_date_end()" xlink:type="simple">date_end</text:a></text:p>
          </table:table-cell>
          <table:covered-table-cell table:number-columns-repeated="5" table:style-name="ce36"/>
          <table:table-cell table:style-name="ce37"/>
          <table:table-cell table:style-name="ce50"/>
          <table:table-cell table:style-name="ce37"/>
          <table:table-cell table:style-name="ce50"/>
          <table:table-cell table:style-name="ce26" table:number-columns-repeated="1012"/>
        </table:table-row>
        <table:table-row table:style-name="ro1">
          <table:table-cell table:style-name="ce3" office:value-type="string" table:number-columns-spanned="2" table:number-rows-spanned="1">
            <text:p>Category: <text:s text:c="2"/><text:a xlink:href="python://get_category_name()" xlink:type="simple">get_category_name</text:a></text:p>
          </table:table-cell>
          <table:covered-table-cell table:style-name="ce17"/>
          <table:table-cell table:style-name="ce26"/>
          <table:table-cell table:style-name="ce37" table:number-columns-repeated="2"/>
          <table:table-cell table:style-name="ce50"/>
          <table:table-cell table:style-name="ce37"/>
          <table:table-cell table:style-name="ce50"/>
          <table:table-cell table:style-name="ce37"/>
          <table:table-cell table:style-name="ce50"/>
          <table:table-cell table:style-name="ce37"/>
          <table:table-cell table:style-name="ce50"/>
          <table:table-cell table:style-name="ce26" table:number-columns-repeated="1012"/>
        </table:table-row>
        <table:table-row table:style-name="ro1">
          <table:table-cell table:style-name="ce3" office:value-type="string" table:number-columns-spanned="2" table:number-rows-spanned="1">
            <text:p><text:span text:style-name="T1">Blanket: <text:s text:c="2"/></text:span><text:span text:style-name="T1"><text:a xlink:href="python://get_blanket_name()" xlink:type="simple">get_blanket_name</text:a></text:span></text:p>
          </table:table-cell>
          <table:covered-table-cell table:style-name="ce17"/>
          <table:table-cell table:style-name="ce26"/>
          <table:table-cell table:style-name="ce37" table:number-columns-repeated="2"/>
          <table:table-cell table:style-name="ce50"/>
          <table:table-cell table:style-name="ce37"/>
          <table:table-cell table:style-name="ce50"/>
          <table:table-cell table:style-name="ce37"/>
          <table:table-cell table:style-name="ce50"/>
          <table:table-cell table:style-name="ce37"/>
          <table:table-cell table:style-name="ce50"/>
          <table:table-cell table:style-name="ce26" table:number-columns-repeated="1012"/>
        </table:table-row>
        <table:table-row table:style-name="ro1">
          <table:table-cell table:style-name="ce4" office:value-type="string" table:number-columns-spanned="2" table:number-rows-spanned="1">
            <text:p>Sort by Warehouse</text:p>
          </table:table-cell>
          <table:covered-table-cell table:style-name="ce17"/>
          <table:table-cell table:style-name="ce26"/>
          <table:table-cell table:style-name="ce37" table:number-columns-repeated="2"/>
          <table:table-cell table:style-name="ce50"/>
          <table:table-cell table:style-name="ce37"/>
          <table:table-cell table:style-name="ce50"/>
          <table:table-cell table:style-name="ce37"/>
          <table:table-cell table:style-name="ce50"/>
          <table:table-cell table:style-name="ce37"/>
          <table:table-cell table:style-name="ce50"/>
          <table:table-cell table:style-name="ce26" table:number-columns-repeated="1012"/>
        </table:table-row>
        <table:table-row table:style-name="ro1">
          <table:table-cell table:style-name="ce5" table:number-columns-repeated="2"/>
          <table:table-cell table:style-name="ce26"/>
          <table:table-cell table:style-name="ce37" table:number-columns-repeated="2"/>
          <table:table-cell table:style-name="ce50"/>
          <table:table-cell table:style-name="ce37"/>
          <table:table-cell table:style-name="ce50"/>
          <table:table-cell table:style-name="ce37"/>
          <table:table-cell table:style-name="ce50"/>
          <table:table-cell table:style-name="ce37"/>
          <table:table-cell table:style-name="ce50"/>
          <table:table-cell table:style-name="ce26" table:number-columns-repeated="1012"/>
        </table:table-row>
        <table:table-row table:style-name="ro3">
          <table:table-cell table:style-name="ce6" office:value-type="string" table:number-columns-spanned="1" table:number-rows-spanned="3">
            <text:p>Ma SP</text:p>
          </table:table-cell>
          <table:table-cell table:style-name="ce6" office:value-type="string" table:number-columns-spanned="1" table:number-rows-spanned="3">
            <text:p>Ten San Pham</text:p>
          </table:table-cell>
          <table:table-cell table:style-name="ce27" office:value-type="string" table:number-columns-spanned="1" table:number-rows-spanned="3">
            <text:p>DVT</text:p>
          </table:table-cell>
          <table:table-cell table:style-name="ce38" office:value-type="string" office:string-value="Gia BQCK" table:number-columns-spanned="1" table:number-rows-spanned="3">
            <text:p>Gia BQCK </text:p>
          </table:table-cell>
          <table:table-cell table:style-name="ce39" office:value-type="string" office:string-value="Ton Dau" table:number-columns-spanned="2" table:number-rows-spanned="2">
            <text:p>Ton Dau </text:p>
          </table:table-cell>
          <table:covered-table-cell table:style-name="ce39"/>
          <table:table-cell table:style-name="ce39" office:value-type="string" office:string-value="Phat Sinh Trong Ky" table:number-columns-spanned="4" table:number-rows-spanned="1">
            <text:p>Phat Sinh Trong Ky </text:p>
          </table:table-cell>
          <table:covered-table-cell table:number-columns-repeated="3" table:style-name="ce39"/>
          <table:table-cell table:style-name="ce39" office:value-type="string" office:string-value="Ton Cuoi" table:number-columns-spanned="2" table:number-rows-spanned="2">
            <text:p>Ton Cuoi </text:p>
          </table:table-cell>
          <table:covered-table-cell table:style-name="ce39"/>
          <table:table-cell table:style-name="ce58" table:number-columns-repeated="1012"/>
        </table:table-row>
        <table:table-row table:style-name="ro3">
          <table:covered-table-cell table:number-columns-repeated="2" table:style-name="ce7"/>
          <table:covered-table-cell table:style-name="ce28"/>
          <table:covered-table-cell table:number-columns-repeated="3" table:style-name="ce39"/>
          <table:table-cell table:style-name="ce39" office:value-type="string" office:string-value="Nhap" table:number-columns-spanned="2" table:number-rows-spanned="1">
            <text:p>Nhap </text:p>
          </table:table-cell>
          <table:covered-table-cell table:style-name="ce39"/>
          <table:table-cell table:style-name="ce39" office:value-type="string" office:string-value="Xuat" table:number-columns-spanned="2" table:number-rows-spanned="1">
            <text:p>Xuat </text:p>
          </table:table-cell>
          <table:covered-table-cell table:number-columns-repeated="3" table:style-name="ce39"/>
          <table:table-cell table:style-name="ce58" table:number-columns-repeated="1012"/>
        </table:table-row>
        <table:table-row table:style-name="ro3">
          <table:covered-table-cell table:number-columns-repeated="2" table:style-name="ce6"/>
          <table:covered-table-cell table:style-name="ce27"/>
          <table:covered-table-cell table:style-name="ce38"/>
          <table:table-cell table:style-name="ce38" office:value-type="string" office:string-value="So Lg">
            <text:p>So Lg </text:p>
          </table:table-cell>
          <table:table-cell table:style-name="ce51" office:value-type="string" office:string-value="Gia Tri">
            <text:p>Gia Tri </text:p>
          </table:table-cell>
          <table:table-cell table:style-name="ce38" office:value-type="string" office:string-value="So Lg">
            <text:p>So Lg </text:p>
          </table:table-cell>
          <table:table-cell table:style-name="ce51" office:value-type="string" office:string-value="Gia Tri">
            <text:p>Gia Tri </text:p>
          </table:table-cell>
          <table:table-cell table:style-name="ce38" office:value-type="string" office:string-value="So Lg">
            <text:p>So Lg </text:p>
          </table:table-cell>
          <table:table-cell table:style-name="ce51" office:value-type="string" office:string-value="Gia Tri">
            <text:p>Gia Tri </text:p>
          </table:table-cell>
          <table:table-cell table:style-name="ce38" office:value-type="string" office:string-value="So Lg">
            <text:p>So Lg </text:p>
          </table:table-cell>
          <table:table-cell table:style-name="ce51" office:value-type="string" office:string-value="Gia Tri">
            <text:p>Gia Tri </text:p>
          </table:table-cell>
          <table:table-cell table:style-name="ce58" table:number-columns-repeated="1012"/>
        </table:table-row>
        <table:table-row table:style-name="ro3">
          <table:table-cell table:style-name="ce8" office:value-type="string" table:number-columns-spanned="12" table:number-rows-spanned="1">
            <text:p><text:span text:style-name="T1"><text:a xlink:href="python://for%20each=%22data%20in%20get_line_by_warehouse_type()%22" xlink:type="simple">for type</text:a></text:span></text:p>
          </table:table-cell>
          <table:covered-table-cell table:style-name="ce6"/>
          <table:covered-table-cell table:style-name="ce27"/>
          <table:covered-table-cell table:number-columns-repeated="2" table:style-name="ce38"/>
          <table:covered-table-cell table:style-name="ce51"/>
          <table:covered-table-cell table:style-name="ce38"/>
          <table:covered-table-cell table:style-name="ce51"/>
          <table:covered-table-cell table:style-name="ce38"/>
          <table:covered-table-cell table:style-name="ce51"/>
          <table:covered-table-cell table:style-name="ce38"/>
          <table:covered-table-cell table:style-name="ce51"/>
          <table:table-cell table:style-name="ce58" table:number-columns-repeated="1012"/>
        </table:table-row>
        <table:table-row table:style-name="ro3">
          <table:table-cell table:style-name="ce9" office:value-type="string" table:number-columns-spanned="4" table:number-rows-spanned="1">
            <text:p><text:a xlink:href="python://data['warehouse_name']" xlink:type="simple">warehouse_name</text:a></text:p>
          </table:table-cell>
          <table:covered-table-cell table:number-columns-repeated="2" table:style-name="ce18"/>
          <table:covered-table-cell table:style-name="ce40"/>
          <table:table-cell table:style-name="ce47"/>
          <table:table-cell table:style-name="ce52" office:value-type="string">
            <text:p><text:a xlink:href="python://data['td_vl']" xlink:type="simple">td_vl</text:a></text:p>
          </table:table-cell>
          <table:table-cell table:style-name="ce57"/>
          <table:table-cell table:style-name="ce52" office:value-type="string">
            <text:p><text:a xlink:href="python://data['rcv_vl']" xlink:type="simple">rcv_vl</text:a></text:p>
          </table:table-cell>
          <table:table-cell table:style-name="ce57"/>
          <table:table-cell table:style-name="ce52" office:value-type="string">
            <text:p><text:a xlink:href="python://data['iss_vl']" xlink:type="simple">iss_vl</text:a></text:p>
          </table:table-cell>
          <table:table-cell table:style-name="ce57"/>
          <table:table-cell table:style-name="ce52" office:value-type="string">
            <text:p><text:a xlink:href="python://data['e_vl']" xlink:type="simple">e_vl</text:a></text:p>
          </table:table-cell>
          <table:table-cell table:style-name="ce58" table:number-columns-repeated="1012"/>
        </table:table-row>
        <table:table-row table:style-name="ro4">
          <table:table-cell table:style-name="ce10" office:value-type="string" table:number-columns-spanned="12" table:number-rows-spanned="1">
            <text:p><text:span text:style-name="T2"><text:a xlink:href="python://for each=&quot;line in get_line_by_warehouse(data['warehouse_name'])&quot;" xlink:type="simple">for line</text:a></text:span></text:p>
          </table:table-cell>
          <table:covered-table-cell table:style-name="ce19"/>
          <table:covered-table-cell table:style-name="ce29"/>
          <table:covered-table-cell table:number-columns-repeated="2" table:style-name="ce41"/>
          <table:covered-table-cell table:style-name="ce53"/>
          <table:covered-table-cell table:style-name="ce41"/>
          <table:covered-table-cell table:style-name="ce53"/>
          <table:covered-table-cell table:style-name="ce41"/>
          <table:covered-table-cell table:style-name="ce53"/>
          <table:covered-table-cell table:style-name="ce41"/>
          <table:covered-table-cell table:style-name="ce53"/>
          <table:table-cell table:number-columns-repeated="1012"/>
        </table:table-row>
        <table:table-row table:style-name="ro4">
          <table:table-cell table:style-name="ce11" office:value-type="string">
            <text:p><text:a xlink:href="python://line['product_code']" xlink:type="simple">product_code</text:a></text:p>
          </table:table-cell>
          <table:table-cell table:style-name="ce20" office:value-type="string">
            <text:p><text:span text:style-name="T1"><text:a xlink:href="python://line['product_name']" xlink:type="simple">product_name</text:a></text:span></text:p>
          </table:table-cell>
          <table:table-cell table:style-name="ce30" office:value-type="string">
            <text:p><text:span text:style-name="T1"><text:a xlink:href="python://line['base_uom']" xlink:type="simple">Uom</text:a></text:span></text:p>
          </table:table-cell>
          <table:table-cell table:style-name="ce42" office:value-type="string">
            <text:p><text:a xlink:href="python://line['end_cost']" xlink:type="simple">end_cost</text:a></text:p>
          </table:table-cell>
          <table:table-cell table:style-name="ce42" office:value-type="string">
            <text:p><text:a xlink:href="python://line['sbal_qty']" xlink:type="simple">sbal_qty</text:a></text:p>
          </table:table-cell>
          <table:table-cell table:style-name="ce42" office:value-type="string">
            <text:p><text:a xlink:href="python://line['sbal_value']" xlink:type="simple">sbal_value</text:a></text:p>
          </table:table-cell>
          <table:table-cell table:style-name="ce42" office:value-type="string">
            <text:p><text:a xlink:href="python://line['rcv_qty']" xlink:type="simple">rcv_qty</text:a></text:p>
          </table:table-cell>
          <table:table-cell table:style-name="ce42" office:value-type="string">
            <text:p><text:a xlink:href="python://line['rcv_value']" xlink:type="simple">rcv_value</text:a></text:p>
          </table:table-cell>
          <table:table-cell table:style-name="ce42" office:value-type="string">
            <text:p><text:a xlink:href="python://line['iss_qty']" xlink:type="simple">iss_qty</text:a></text:p>
          </table:table-cell>
          <table:table-cell table:style-name="ce42" office:value-type="string">
            <text:p><text:a xlink:href="python://line['iss_value']" xlink:type="simple">iss_value</text:a></text:p>
          </table:table-cell>
          <table:table-cell table:style-name="ce42" office:value-type="string">
            <text:p><text:a xlink:href="python://line['ebal_qty']" xlink:type="simple">ebal_qty</text:a></text:p>
          </table:table-cell>
          <table:table-cell table:style-name="ce42" office:value-type="string">
            <text:p><text:a xlink:href="python://line['ebal_value']" xlink:type="simple">ebal_value</text:a></text:p>
          </table:table-cell>
          <table:table-cell table:number-columns-repeated="1012"/>
        </table:table-row>
        <table:table-row table:style-name="ro4">
          <table:table-cell table:style-name="ce12" office:value-type="string" table:number-columns-spanned="12" table:number-rows-spanned="1">
            <text:p><text:span text:style-name="T3"><text:a xlink:href="python:///for" xlink:type="simple">end for</text:a></text:span><text:span text:style-name="T3"> </text:span></text:p>
          </table:table-cell>
          <table:covered-table-cell table:style-name="ce21"/>
          <table:covered-table-cell table:style-name="ce31"/>
          <table:covered-table-cell table:number-columns-repeated="2" table:style-name="ce43"/>
          <table:covered-table-cell table:style-name="ce54"/>
          <table:covered-table-cell table:style-name="ce43"/>
          <table:covered-table-cell table:style-name="ce54"/>
          <table:covered-table-cell table:style-name="ce43"/>
          <table:covered-table-cell table:style-name="ce54"/>
          <table:covered-table-cell table:style-name="ce43"/>
          <table:covered-table-cell table:style-name="ce54"/>
          <table:table-cell table:number-columns-repeated="1012"/>
        </table:table-row>
        <table:table-row table:style-name="ro4">
          <table:table-cell table:style-name="ce13" office:value-type="string" table:number-columns-spanned="12" table:number-rows-spanned="1">
            <text:p><text:a xlink:href="python:///for" xlink:type="simple">end for type</text:a></text:p>
          </table:table-cell>
          <table:covered-table-cell table:style-name="ce22"/>
          <table:covered-table-cell table:style-name="ce32"/>
          <table:covered-table-cell table:number-columns-repeated="2" table:style-name="ce44"/>
          <table:covered-table-cell table:style-name="ce55"/>
          <table:covered-table-cell table:style-name="ce44"/>
          <table:covered-table-cell table:style-name="ce55"/>
          <table:covered-table-cell table:style-name="ce44"/>
          <table:covered-table-cell table:style-name="ce55"/>
          <table:covered-table-cell table:style-name="ce44"/>
          <table:covered-table-cell table:style-name="ce55"/>
          <table:table-cell table:number-columns-repeated="1012"/>
        </table:table-row>
        <table:table-row table:style-name="ro5">
          <table:table-cell table:style-name="ce14"/>
          <table:table-cell table:style-name="ce23" office:value-type="string">
            <text:p>Tong cong</text:p>
          </table:table-cell>
          <table:table-cell table:style-name="ce33"/>
          <table:table-cell table:style-name="ce45"/>
          <table:table-cell table:style-name="ce48" office:value-type="string" table:number-columns-spanned="2" table:number-rows-spanned="1">
            <text:p><text:a xlink:href="python://get_total_td()" xlink:type="simple">total_td</text:a></text:p>
          </table:table-cell>
          <table:covered-table-cell table:style-name="ce48"/>
          <table:table-cell table:style-name="ce48" office:value-type="string" table:number-columns-spanned="2" table:number-rows-spanned="1">
            <text:p><text:a xlink:href="python://get_total_rcv()" xlink:type="simple">get_total_rcv</text:a></text:p>
          </table:table-cell>
          <table:covered-table-cell table:style-name="ce48"/>
          <table:table-cell table:style-name="ce48" office:value-type="string" table:number-columns-spanned="2" table:number-rows-spanned="1">
            <text:p><text:a xlink:href="python://get_total_iss()" xlink:type="simple">total_iss</text:a></text:p>
          </table:table-cell>
          <table:covered-table-cell table:style-name="ce48"/>
          <table:table-cell table:style-name="ce48" office:value-type="string" table:number-columns-spanned="2" table:number-rows-spanned="1">
            <text:p><text:a xlink:href="python://get_total_end()" xlink:type="simple">total_end</text:a></text:p>
          </table:table-cell>
          <table:covered-table-cell table:style-name="ce48"/>
          <table:table-cell table:style-name="ce58" table:number-columns-repeated="1012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1033582">
          <table:table-cell table:number-columns-repeated="1024"/>
        </table:table-row>
        <table:table-row table:style-name="ro8" table:number-rows-repeated="1497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style:text-properties fo:color="#ff0000"/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fill-character> </number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5P1" style:volatile="true">
      <style:text-properties fo:color="#ff0000"/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fill-character> </number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 style:data-style-name="N2" text:time-value="0000-00-00T10:03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o</meta:initial-creator>
    <dc:creator>kiet </dc:creator>
    <meta:creation-date>2013-10-10T17:04:08</meta:creation-date>
    <dc:date>2013-10-11T11:06:54</dc:date>
    <meta:generator>LibreOffice/4.0.2.2$Linux_X86_64 LibreOffice_project/400m0$Build-2</meta:generator>
    <meta:editing-duration>PT1H6M13S</meta:editing-duration>
    <meta:editing-cycles>69</meta:editing-cycles>
    <meta:document-statistic meta:table-count="1" meta:cell-count="5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